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6-10, 3-0 SL)</text:p>
          </table:table-cell>
          <table:table-cell office:value-type="string">
            <text:p>23</text:p>
          </table:table-cell>
          <table:table-cell office:value-type="string">
            <text:p>28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8-11, 0-4 SL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44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26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9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5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033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47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9</text:p>
          </table:table-cell>
          <table:table-cell office:value-type="string">
            <text:p>191</text:p>
          </table:table-cell>
          <table:table-cell office:value-type="string">
            <text:p>.178</text:p>
          </table:table-cell>
          <table:table-cell office:value-type="string">
            <text:p>62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90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2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66</text:p>
          </table:table-cell>
          <table:table-cell office:value-type="string">
            <text:p>.24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57</text:p>
          </table:table-cell>
          <table:table-cell office:value-type="string">
            <text:p>.14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26</text:p>
          </table:table-cell>
          <table:table-cell office:value-type="string">
            <text:p>199</text:p>
          </table:table-cell>
          <table:table-cell office:value-type="string">
            <text:p>.196</text:p>
          </table:table-cell>
          <table:table-cell office:value-type="string">
            <text:p>60</text:p>
          </table:table-cell>
          <table:table-cell office:value-type="string">
            <text:p>6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9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